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HelveticaNeueLT Pro 55 Roman" fo:font-size="13pt" fo:language="ro" fo:country="RO" officeooo:rsid="00093255" officeooo:paragraph-rsid="000ec7c2" style:font-size-asian="11.3500003814697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HelveticaNeueLT Pro 55 Roman" fo:font-size="12pt" officeooo:paragraph-rsid="000ec7c2" fo:background-color="transparen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HelveticaNeueLT Pro 55 Roman" fo:font-size="12pt" fo:background-color="transparent" style:font-size-asian="12pt" style:font-size-complex="12pt"/>
    </style:style>
    <style:style style:name="P4" style:family="paragraph" style:parent-style-name="Standard">
      <style:paragraph-properties fo:line-height="150%"/>
      <style:text-properties fo:color="#000000" fo:font-size="12pt" fo:background-color="transparent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2pt" fo:background-color="transparen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fo:font-size="12pt" fo:background-color="transparent" style:font-size-asian="12pt" style:font-size-complex="12pt"/>
    </style:style>
    <style:style style:name="P7" style:family="paragraph" style:parent-style-name="Standard">
      <style:paragraph-properties fo:line-height="150%"/>
      <style:text-properties fo:color="#000000" style:font-name="Consolas" fo:font-size="12pt" fo:background-color="transparent" style:font-size-asian="12pt" style:font-size-complex="12pt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37"/>
      <style:text-properties style:font-name="HelveticaNeueLT Pro 55 Roman" fo:font-size="15pt" fo:language="ro" fo:country="RO" officeooo:rsid="00093255" officeooo:paragraph-rsid="00093255" style:font-size-asian="13.1000003814697pt" style:font-size-complex="15pt"/>
    </style:style>
    <style:style style:name="P9" style:family="paragraph" style:parent-style-name="Footer">
      <style:paragraph-properties fo:text-align="center" style:justify-single-word="false"/>
      <style:text-properties fo:language="ro" fo:country="RO"/>
    </style:style>
    <style:style style:name="P10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officeooo:rsid="000f474a" officeooo:paragraph-rsid="000f474a" style:font-size-asian="12pt" style:font-size-complex="12pt"/>
    </style:style>
    <style:style style:name="P12" style:family="paragraph" style:parent-style-name="Table_20_Contents">
      <style:paragraph-properties fo:line-height="150%" fo:text-align="end" style:justify-single-word="false"/>
      <style:text-properties fo:color="#808080" style:font-name="HelveticaNeueLT Pro 55 Roman" fo:font-size="12pt" officeooo:rsid="000f8de1" officeooo:paragraph-rsid="000f8de1" style:font-size-asian="12pt" style:font-size-complex="12pt"/>
    </style:style>
    <style:style style:name="T1" style:family="text">
      <style:text-properties style:font-name="Times New Roman" officeooo:rsid="000ec7c2"/>
    </style:style>
    <style:style style:name="T2" style:family="text">
      <style:text-properties style:font-name="Times New Roman" officeooo:rsid="000f474a"/>
    </style:style>
    <style:style style:name="T3" style:family="text">
      <style:text-properties style:font-name="Times New Roman" officeooo:rsid="000f8de1"/>
    </style:style>
    <style:style style:name="T4" style:family="text">
      <style:text-properties style:font-name="Times New Roman" fo:font-style="italic" officeooo:rsid="000f8de1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0f8de1" style:font-style-asian="normal" style:font-style-complex="normal"/>
    </style:style>
    <style:style style:name="T7" style:family="text">
      <style:text-properties fo:color="#dcdcdc" style:font-name="Consolas" fo:font-size="9.5pt" fo:background-color="#1e1e1e" loext:char-shading-value="0" style:font-size-asian="9.5pt"/>
    </style:style>
    <style:style style:name="T8" style:family="text">
      <style:text-properties fo:color="#4ec9b0" style:font-name="Consolas" fo:font-size="9.5pt" fo:background-color="#1e1e1e" loext:char-shading-value="0" style:font-size-asian="9.5pt"/>
    </style:style>
    <style:style style:name="T9" style:family="text">
      <style:text-properties fo:color="#d69d85" style:font-name="Consolas" fo:font-size="9.5pt" fo:background-color="#1e1e1e" loext:char-shading-value="0" style:font-size-asian="9.5pt"/>
    </style:style>
    <style:style style:name="T10" style:family="text">
      <style:text-properties fo:color="#b4b4b4" style:font-name="Consolas" fo:font-size="9.5pt" fo:background-color="#1e1e1e" loext:char-shading-value="0" style:font-size-asian="9.5pt"/>
    </style:style>
    <style:style style:name="T11" style:family="text">
      <style:text-properties fo:color="#569cd6" style:font-name="Consolas" fo:font-size="9.5pt" fo:background-color="#1e1e1e" loext:char-shading-value="0" style:font-size-asian="9.5pt"/>
    </style:style>
    <style:style style:name="T12" style:family="text">
      <style:text-properties fo:color="#b8d7a3" style:font-name="Consolas" fo:font-size="9.5pt" fo:background-color="#1e1e1e" loext:char-shading-value="0" style:font-size-asian="9.5pt"/>
    </style:style>
    <style:style style:name="T13" style:family="text">
      <style:text-properties style:font-name="Consolas"/>
    </style:style>
    <style:style style:name="T14" style:family="text">
      <style:text-properties style:font-name="Consolas"/>
    </style:style>
    <style:style style:name="T15" style:family="text">
      <style:text-properties style:font-name="Consolas"/>
    </style:style>
    <style:style style:name="T16" style:family="text">
      <style:text-properties style:font-name="Consolas"/>
    </style:style>
    <style:style style:name="T17" style:family="text">
      <style:text-properties style:font-name="Consolas"/>
    </style:style>
    <style:style style:name="T18" style:family="text">
      <style:text-properties style:font-name="Consolas"/>
    </style:style>
    <style:style style:name="T19" style:family="text">
      <style:text-properties style:font-name="Consolas" fo:font-size="9.5pt" fo:background-color="#1e1e1e" loext:char-shading-value="0" style:font-size-asian="9.5pt"/>
    </style:style>
    <style:style style:name="T20" style:family="text">
      <style:text-properties style:font-name="Consolas" fo:font-size="9.5pt" fo:background-color="#1e1e1e" loext:char-shading-value="0" style:font-size-asian="9.5pt"/>
    </style:style>
    <style:style style:name="T21" style:family="text">
      <style:text-properties style:font-name="Consolas" fo:font-size="9.5pt" fo:background-color="#1e1e1e" loext:char-shading-value="0" style:font-size-asian="9.5pt"/>
    </style:style>
    <style:style style:name="T22" style:family="text">
      <style:text-properties style:font-name="Consolas" fo:font-size="9.5pt" fo:background-color="#1e1e1e" loext:char-shading-value="0" style:font-size-asian="9.5pt"/>
    </style:style>
    <style:style style:name="T23" style:family="text">
      <style:text-properties style:font-name="Consolas" fo:font-size="9.5pt" fo:background-color="#1e1e1e" loext:char-shading-value="0" style:font-size-asian="9.5pt"/>
    </style:style>
    <style:style style:name="T24" style:family="text">
      <style:text-properties style:font-name="Consolas" fo:font-size="9.5pt" fo:background-color="#1e1e1e" loext:char-shading-value="0" style:font-size-asian="9.5pt"/>
    </style:style>
    <style:style style:name="T25" style:family="text">
      <style:text-properties style:font-name="Consolas" fo:font-size="9.5pt" fo:background-color="#1e1e1e" loext:char-shading-value="0" style:font-size-asian="9.5pt"/>
    </style:style>
    <style:style style:name="T26" style:family="text">
      <style:text-properties style:font-name="Consolas" fo:font-size="9.5pt" style:font-size-asian="9.5pt"/>
    </style:style>
    <style:style style:name="T27" style:family="text">
      <style:text-properties style:font-name="Consolas" fo:font-size="9.5pt" style:font-size-asian="9.5pt"/>
    </style:style>
    <style:style style:name="T28" style:family="text">
      <style:text-properties style:font-name="Consolas" fo:font-size="9.5pt" style:font-size-asian="9.5pt"/>
    </style:style>
    <style:style style:name="T29" style:family="text">
      <style:text-properties style:font-name="Consolas" fo:font-size="9.5pt" style:font-size-asian="9.5pt"/>
    </style:style>
    <style:style style:name="T30" style:family="text">
      <style:text-properties style:font-name="Consolas" fo:font-size="9.5pt" style:font-size-asian="9.5pt"/>
    </style:style>
    <style:style style:name="T31" style:family="text">
      <style:text-properties style:font-name="Consolas" fo:font-size="9.5pt" style:font-size-asian="9.5pt"/>
    </style:style>
    <style:style style:name="T32" style:family="text">
      <style:text-properties style:font-name="Consolas" fo:font-size="9.5pt" style:font-size-asian="9.5pt"/>
    </style:style>
    <style:style style:name="T33" style:family="text">
      <style:text-properties style:font-name="Consolas" officeooo:rsid="000ec7c2"/>
    </style:style>
    <style:style style:name="T34" style:family="text">
      <style:text-properties style:font-name="Consolas"/>
    </style:style>
    <style:style style:name="T35" style:family="text">
      <style:text-properties style:font-name="Consolas" officeooo:rsid="000f8de1"/>
    </style:style>
    <style:style style:name="T36" style:family="text">
      <style:text-properties fo:color="#57a64a" style:font-name="Consolas" fo:font-size="9.5pt" fo:background-color="#1e1e1e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.3. Implementarea serviciului web</text:p>
      <text:p text:style-name="P1"><text:tab/><text:span text:style-name="T1">Un pas necesar pentru implementarea serviciului web este copierea motorului de șah în proiect. Rolul serviciului web este de a prelua o solicitare de la un client, de a interpreta această solicitare, a aplica modificările necesare și folosirea motorului de șah pentru a produce un rezultat. Acest rezultat este în cele din urmă returnat de către serviciul web. Astfel în alcătuirea serviciului intră două componente: componenta de găzduire și componenta ce se ocupă cu invocarea metodelor din motorul de șah. Componenta </text:span><text:span text:style-name="T2">care invocă metoda din motorul de șah</text:span><text:span text:style-name="T1"> este con</text:span><text:span text:style-name="T2">s</text:span><text:span text:style-name="T1">truită în felul următor(figura 35):</text:span></text:p>
      <text:p text:style-name="P1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3">[</text:span><text:span text:style-name="T13">DllImport</text:span><text:span text:style-name="T13">(</text:span><text:span text:style-name="T13">"ChessSmartAI.dll"</text:span><text:span text:style-name="T13">,</text:span></text:p>
            <text:p text:style-name="P2"><text:span text:style-name="T13"><text:tab/>EntryPoint </text:span><text:span text:style-name="T13">=</text:span><text:span text:style-name="T13"> </text:span><text:span text:style-name="T13">"GetMove"</text:span><text:span text:style-name="T13">,</text:span></text:p>
            <text:p text:style-name="P2"><text:span text:style-name="T13"><text:tab/>ExactSpelling </text:span><text:span text:style-name="T13">=</text:span><text:span text:style-name="T13"> </text:span><text:span text:style-name="T13">true</text:span><text:span text:style-name="T13">,</text:span></text:p>
            <text:p text:style-name="P2"><text:span text:style-name="T13"><text:tab/>CallingConvention </text:span><text:span text:style-name="T13">=</text:span><text:span text:style-name="T13"> </text:span><text:span text:style-name="T13">CallingConvention</text:span><text:span text:style-name="T13">.</text:span><text:span text:style-name="T13">Cdecl)]</text:span></text:p>
            <text:p text:style-name="P5"><text:span text:style-name="T13">public</text:span><text:span text:style-name="T13"> </text:span><text:span text:style-name="T13">static</text:span><text:span text:style-name="T13"> </text:span><text:span text:style-name="T13">extern</text:span><text:span text:style-name="T13"> </text:span><text:span text:style-name="T13">IntPtr</text:span><text:span text:style-name="T13"> GetMove(</text:span><text:span text:style-name="T13">string</text:span><text:span text:style-name="T13"> fen, </text:span><text:span text:style-name="T13">int</text:span><text:span text:style-name="T13"> depth);</text:span></text:p>
            <text:p text:style-name="P5"><text:span text:style-name="T13">// </text:span><text:span text:style-name="T33">prelucrarea rezultatului</text:span></text:p>
            <text:p text:style-name="P5"><text:span text:style-name="T13">public</text:span><text:span text:style-name="T13"> </text:span><text:span text:style-name="T13">string</text:span><text:span text:style-name="T13"> GetMoveResponse(</text:span><text:span text:style-name="T13">string</text:span><text:span text:style-name="T13"> fen, </text:span><text:span text:style-name="T13">int</text:span><text:span text:style-name="T13"> depth)</text:span></text:p>
            <text:p text:style-name="P4"><text:span text:style-name="T13">{</text:span></text:p>
            <text:p text:style-name="P4"><text:span text:style-name="T13"><text:tab/></text:span><text:span text:style-name="T13">var</text:span><text:span text:style-name="T13"> move </text:span><text:span text:style-name="T13">=</text:span><text:span text:style-name="T13"> GetMove(fen, depth);</text:span></text:p>
            <text:p text:style-name="P4"><text:span text:style-name="T13"><text:tab/></text:span><text:span text:style-name="T13">string</text:span><text:span text:style-name="T13"> result </text:span><text:span text:style-name="T13">=</text:span><text:span text:style-name="T13"> </text:span><text:span text:style-name="T13">Marshal</text:span><text:span text:style-name="T13">.</text:span><text:span text:style-name="T13">PtrToStringAnsi(move);</text:span></text:p>
            <text:p text:style-name="P4"><text:span text:style-name="T13"><text:tab/></text:span><text:span text:style-name="T13">return</text:span><text:span text:style-name="T13"> result;</text:span></text:p>
            <text:p text:style-name="P4"><text:span text:style-name="T13">}</text:span></text:p>
          </table:table-cell>
        </table:table-row>
        <table:table-row>
          <table:table-cell table:style-name="Table1.A2" office:value-type="string">
            <text:p text:style-name="P11">Figura 35</text:p>
            <text:p text:style-name="P11">Funcția de apel către motorul de șah</text:p>
          </table:table-cell>
        </table:table-row>
      </table:table>
      <text:p text:style-name="P1"><text:span text:style-name="T1"><text:tab/></text:span></text:p>
      <text:p text:style-name="P1"><text:span text:style-name="T1"><text:tab/></text:span><text:span text:style-name="T3">Componenta de găzduirea costă în crearea unei clase </text:span><text:span text:style-name="T4">Controller</text:span><text:span text:style-name="T6"> care va primi solicitarea, adăugarea unei configurări specifice, care va specifica modul în care cererile sunt interpretate și pornirea unui server la o adresă menționată(figura 36).</text:span></text:p>
      <text:p text:style-name="P1"><text:span text:style-name="T6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"><text:span text:style-name="T13"><text:s text:c="4"/></text:span><text:span text:style-name="T13">public</text:span><text:span text:style-name="T13"> </text:span><text:span text:style-name="T13">class</text:span><text:span text:style-name="T13"> </text:span><text:span text:style-name="T13">ChessController</text:span><text:span text:style-name="T13"> : </text:span><text:span text:style-name="T13">ApiController </text:span><text:span text:style-name="T13">{</text:span></text:p>
            <text:p text:style-name="P4"><text:span text:style-name="T13"><text:s text:c="8"/></text:span><text:span text:style-name="T13">public</text:span><text:span text:style-name="T13"> </text:span><text:span text:style-name="T13">string</text:span><text:span text:style-name="T13"> Get(</text:span><text:span text:style-name="T13">string</text:span><text:span text:style-name="T13"> fen, </text:span><text:span text:style-name="T13">int</text:span><text:span text:style-name="T13"> depth) {</text:span></text:p>
            <text:p text:style-name="P4"><text:span text:style-name="T13"><text:tab/><text:tab/>// </text:span><text:span text:style-name="T35">apel către componenta de invocare</text:span></text:p>
            <text:p text:style-name="P4"><text:span text:style-name="T13"><text:s text:c="8"/>}</text:span></text:p>
            <text:p text:style-name="P4"><text:span text:style-name="T13"><text:s text:c="4"/>}</text:span></text:p>
            <text:p text:style-name="P3"><text:span text:style-name="T13"/></text:p>
            <text:p text:style-name="P6"><text:span text:style-name="T13"><text:s text:c="4"/></text:span><text:span text:style-name="T13">public</text:span><text:span text:style-name="T13"> </text:span><text:span text:style-name="T13">class</text:span><text:span text:style-name="T13"> </text:span><text:span text:style-name="T13">Startup</text:span><text:span text:style-name="T13"> {</text:span></text:p>
            <text:p text:style-name="P4"><text:span text:style-name="T13"><text:s text:c="8"/></text:span><text:span text:style-name="T13">public</text:span><text:span text:style-name="T13"> </text:span><text:span text:style-name="T13">void</text:span><text:span text:style-name="T13"> Configuration(</text:span><text:span text:style-name="T13">IAppBuilder</text:span><text:span text:style-name="T13"> appBuilder) </text:span><text:span text:style-name="T35">{</text:span></text:p>
            <text:p text:style-name="P4"><text:span text:style-name="T13"><text:s text:c="12"/></text:span><text:span text:style-name="T13">var</text:span><text:span text:style-name="T13"> config </text:span><text:span text:style-name="T13">=</text:span><text:span text:style-name="T13"> </text:span><text:span text:style-name="T13">new</text:span><text:span text:style-name="T13"> </text:span><text:span text:style-name="T13">HttpConfiguration</text:span><text:span text:style-name="T13">();</text:span></text:p>
            <text:p text:style-name="P4"><text:span text:style-name="T13"><text:s text:c="12"/>config</text:span><text:span text:style-name="T13">.</text:span><text:span text:style-name="T13">Routes</text:span><text:span text:style-name="T13">.</text:span><text:span text:style-name="T13">MapHttpRoute(</text:span></text:p>
            <text:p text:style-name="P4"><text:span text:style-name="T13"><text:s text:c="16"/>name: </text:span><text:span text:style-name="T13">"Default"</text:span><text:span text:style-name="T13">,</text:span></text:p>
            <text:p text:style-name="P4"><text:span text:style-name="T13"><text:s text:c="16"/>routeTemplate: </text:span><text:span text:style-name="T13">"{controller}/{id}"</text:span><text:span text:style-name="T13">,</text:span></text:p>
            <text:p text:style-name="P4"><text:span text:style-name="T13"><text:s text:c="16"/>defaults: </text:span><text:span text:style-name="T13">new</text:span><text:span text:style-name="T13"> { id </text:span><text:span text:style-name="T13">=</text:span><text:span text:style-name="T13"> </text:span><text:span text:style-name="T13">RouteParameter</text:span><text:span text:style-name="T13">.</text:span><text:span text:style-name="T13">Optional } );</text:span></text:p>
            <text:p text:style-name="P4"><text:span text:style-name="T13"><text:s text:c="12"/>appBuilder</text:span><text:span text:style-name="T13">.</text:span><text:span text:style-name="T13">UseWebApi(config);</text:span></text:p>
            <text:p text:style-name="P4"><text:span text:style-name="T13"><text:s text:c="8"/>}</text:span></text:p>
            <text:p text:style-name="P4"><text:span text:style-name="T13"><text:s text:c="4"/>}</text:span></text:p>
            <text:p text:style-name="P4"><text:span text:style-name="T13"/></text:p>
            <text:p text:style-name="P6"><text:span text:style-name="T13"><text:s text:c="4"/></text:span><text:span text:style-name="T13">class</text:span><text:span text:style-name="T13"> </text:span><text:span text:style-name="T13">Program </text:span><text:span text:style-name="T13">{</text:span></text:p>
            <text:p text:style-name="P4"><text:span text:style-name="T13"><text:s text:c="8"/></text:span><text:span text:style-name="T13">static</text:span><text:span text:style-name="T13"> </text:span><text:span text:style-name="T13">void</text:span><text:span text:style-name="T13"> Main(</text:span><text:span text:style-name="T13">string</text:span><text:span text:style-name="T13">[] args) {</text:span></text:p>
            <text:p text:style-name="P4"><text:span text:style-name="T13"><text:s text:c="12"/></text:span><text:span text:style-name="T13">string</text:span><text:span text:style-name="T13"> baseAddress </text:span><text:span text:style-name="T13">=</text:span><text:span text:style-name="T13"> </text:span><text:span text:style-name="T13">"http://localhost:9000/"</text:span><text:span text:style-name="T13">;</text:span></text:p>
            <text:p text:style-name="P4"><text:span text:style-name="T13"><text:s text:c="12"/></text:span><text:span text:style-name="T13">using</text:span><text:span text:style-name="T13"> (</text:span><text:span text:style-name="T13">WebApp</text:span><text:span text:style-name="T13">.</text:span><text:span text:style-name="T13">Start</text:span><text:span text:style-name="T13">&lt;</text:span><text:span text:style-name="T13">Startup</text:span><text:span text:style-name="T13">&gt;</text:span><text:span text:style-name="T13">(url: baseAddress)) {</text:span></text:p>
            <text:p text:style-name="P4"><text:span text:style-name="T13"><text:s text:c="16"/></text:span><text:span text:style-name="T13">Console</text:span><text:span text:style-name="T13">.</text:span><text:span text:style-name="T13">ReadLine();</text:span></text:p>
            <text:p text:style-name="P4"><text:span text:style-name="T13"><text:s text:c="12"/>}</text:span></text:p>
            <text:p text:style-name="P4"><text:span text:style-name="T13"><text:s text:c="8"/>}</text:span></text:p>
            <text:p text:style-name="P4"><text:span text:style-name="T13"><text:s text:c="4"/>}</text:span></text:p>
          </table:table-cell>
        </table:table-row>
        <table:table-row>
          <table:table-cell table:style-name="Table2.A2" office:value-type="string">
            <text:p text:style-name="P12">Figura 36</text:p>
            <text:p text:style-name="P12">Implementarea componentei de găzduire</text:p>
          </table:table-cell>
        </table:table-row>
      </table:table>
      <text:p text:style-name="P1"><text:span text:style-name="T6"><text:tab/>Un exemplu de apel către serviciul web este: „localhost:9000/chess?fen=4k3%2Fpp5p%2F8%2Fb1p2p2%2F4n3%2F8%2F6r1%2F1K1r4+w+KQkq+-+0+1&amp;depth=6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28S</meta:editing-duration>
    <meta:editing-cycles>8</meta:editing-cycles>
    <meta:generator>LibreOffice/4.4.3.2$Windows_x86 LibreOffice_project/88805f81e9fe61362df02b9941de8e38a9b5fd16</meta:generator>
    <dc:date>2015-06-22T18:37:39.674000000</dc:date>
    <meta:document-statistic meta:table-count="2" meta:image-count="0" meta:object-count="0" meta:page-count="2" meta:paragraph-count="46" meta:word-count="272" meta:character-count="2271" meta:non-whitespace-character-count="1824"/>
    <meta:user-defined meta:name="Info 1"/>
    <meta:user-defined meta:name="Info 2"/>
    <meta:user-defined meta:name="Info 3"/>
    <meta:user-defined meta:name="Info 4"/>
  </office:meta>
</office:document-meta>
</file>